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7.75mm"/>
    </style:style>
    <style:style style:name="co2" style:family="table-column">
      <style:table-column-properties fo:break-before="auto" style:column-width="9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1mm" fo:break-before="auto" style:use-optimal-row-height="false"/>
    </style:style>
    <style:style style:name="ro3" style:family="table-row">
      <style:table-row-properties style:row-height="13.95mm" fo:break-before="auto" style:use-optimal-row-height="false"/>
    </style:style>
    <style:style style:name="ro4" style:family="table-row">
      <style:table-row-properties style:row-height="13.6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ext-properties fo:color="#808080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En fonction du nombre de scouts restants, on utilise différentes répliques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Nombre de scou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his is the story of a : « Vampire », « Camper »</text:p>
          </table:table-cell>
          <table:table-cell table:number-columns-repeated="1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Who wanted to set up a : « a Campfire », « an Empire »</text:p>
          </table:table-cell>
          <table:table-cell table:number-columns-repeated="1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or this, he would need : « an Axe », « to Relax »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s well as : « an Income Tax », « some Snacks »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He would ask the help of :  « his Teammates », « the United States » </text:p>
          </table:table-cell>
          <table:table-cell table:number-columns-repeated="1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With whom he : « Dictates », « Creates »</text:p>
          </table:table-cell>
          <table:table-cell table:number-columns-repeated="1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ut as he started his : « evil scheme », « big dream »</text:p>
          </table:table-cell>
          <table:table-cell table:number-columns-repeated="2"/>
          <table:table-cell table:number-columns-repeated="13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He suddenly lost : « all his team », « all his ice cream »</text:p>
          </table:table-cell>
          <table:table-cell table:number-columns-repeated="2"/>
          <table:table-cell table:number-columns-repeated="13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He became : « really sad », « really mad »</text:p>
          </table:table-cell>
          <table:table-cell table:number-columns-repeated="4"/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nd called for : « his dad », « the Mossad »</text:p>
          </table:table-cell>
          <table:table-cell table:number-columns-repeated="4"/>
          <table:table-cell table:number-columns-repeated="11" office:value-type="string" calcext:value-type="string">
            <text:p>x</text:p>
          </table:table-cell>
        </table:table-row>
        <table:table-row table:style-name="ro2">
          <table:table-cell table:style-name="ce3" office:value-type="string" calcext:value-type="string">
            <text:p>Who tried to : « reassure him », « set up a death beam »</text:p>
          </table:table-cell>
          <table:table-cell table:number-columns-repeated="6"/>
          <table:table-cell table:number-columns-repeated="9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In order to : « go to the gym », « help Elohim »</text:p>
          </table:table-cell>
          <table:table-cell table:number-columns-repeated="6"/>
          <table:table-cell table:number-columns-repeated="9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hey were starting to « mess up », « give up »</text:p>
          </table:table-cell>
          <table:table-cell table:number-columns-repeated="1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hat's when everyone suddenly : « blew up », « woke up »</text:p>
          </table:table-cell>
          <table:table-cell table:number-columns-repeated="1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Let's say the morale of this story « fits well », « doesn't sell », « comes from hell »</text:p>
          </table:table-cell>
          <table:table-cell table:number-columns-repeated="8"/>
          <table:table-cell table:number-columns-repeated="7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« If you want to survive, just don't be : « Evil », « A weasel » »</text:p>
          </table:table-cell>
          <table:table-cell table:number-columns-repeated="8"/>
          <table:table-cell table:number-columns-repeated="7" office:value-type="string" calcext:value-type="string">
            <text:p>x</text:p>
          </table:table-cell>
        </table:table-row>
        <table:table-row table:style-name="ro3">
          <table:table-cell table:style-name="Default"/>
          <table:table-cell table:number-columns-repeated="15"/>
        </table:table-row>
        <table:table-row table:style-name="ro4">
          <table:table-cell table:style-name="Default"/>
          <table:table-cell table:number-columns-repeated="15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Default"/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 table:number-rows-repeated="2">
          <table:table-cell table:style-name="Default"/>
          <table:table-cell table:number-columns-repeated="15"/>
        </table:table-row>
        <table:table-row table:style-name="ro1" table:number-rows-repeated="104854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20:15:59.1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09:30:17.621000000</meta:creation-date>
    <meta:generator>LibreOffice/4.4.2.2$Windows_x86 LibreOffice_project/c4c7d32d0d49397cad38d62472b0bc8acff48dd6</meta:generator>
    <dc:date>2016-05-19T22:44:14.327000000</dc:date>
    <meta:editing-duration>PT14H52M49S</meta:editing-duration>
    <meta:editing-cycles>11</meta:editing-cycles>
    <meta:document-statistic meta:table-count="1" meta:cell-count="213" meta:object-count="0"/>
  </office:meta>
</office:document-meta>
</file>